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323" officeooo:paragraph-rsid="001cf323"/>
    </style:style>
    <style:style style:name="P2" style:family="paragraph" style:parent-style-name="Standard">
      <style:text-properties officeooo:rsid="001e0d4e" officeooo:paragraph-rsid="001e0d4e"/>
    </style:style>
    <style:style style:name="P3" style:family="paragraph" style:parent-style-name="Standard">
      <style:text-properties officeooo:rsid="001ffcc3" officeooo:paragraph-rsid="001ffcc3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1e0d4e"/>
    </style:style>
    <style:style style:name="T3" style:family="text">
      <style:text-properties officeooo:rsid="001ffcc3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tru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r1" form:control-implementation="ooo:com.sun.star.form.component.RadioButton" xml:id="control2" form:id="control2" form:label="r1-a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1" form:control-implementation="ooo:com.sun.star.form.component.RadioButton" xml:id="control3" form:id="control3" form:label="r1-b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1" form:control-implementation="ooo:com.sun.star.form.component.RadioButton" xml:id="control4" form:id="control4" form:label="r1-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checkbox form:name="Check Box 1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6" form:id="control6" form:label="Check Box 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7" form:id="control7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r2" form:control-implementation="ooo:com.sun.star.form.component.RadioButton" xml:id="control8" form:id="control8" form:label="Option Butt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2" form:control-implementation="ooo:com.sun.star.form.component.RadioButton" xml:id="control9" form:id="control9" form:label="Option Button 2" form:current-selected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2" form:control-implementation="ooo:com.sun.star.form.component.RadioButton" xml:id="control10" form:id="control10" form:label="Option Button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2" form:control-implementation="ooo:com.sun.star.form.component.TextField" xml:id="control11" form:id="control11" form:current-value="salad πʬ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1" draw:name="Shape2" draw:style-name="gr2" draw:text-style-name="P5" svg:width="2.5476in" svg:height="0.3315in" svg:x="1.2701in" svg:y="0.9555in" draw:control="control2"/><draw:control text:anchor-type="paragraph" draw:z-index="2" draw:name="Shape3" draw:style-name="gr2" draw:text-style-name="P5" svg:width="1.7425in" svg:height="0.237in" svg:x="1.3173in" svg:y="1.2972in" draw:control="control3"/><draw:control text:anchor-type="paragraph" draw:z-index="3" draw:name="Shape4" draw:style-name="gr2" draw:text-style-name="P5" svg:width="1.648in" svg:height="0.1898in" svg:x="1.2984in" svg:y="1.6764in" draw:control="control4"/><draw:control text:anchor-type="paragraph" draw:z-index="4" draw:name="Shape5" draw:style-name="gr2" draw:text-style-name="P5" svg:width="1.2031in" svg:height="0.4453in" svg:x="0.8902in" svg:y="2.1398in" draw:control="control5"/><draw:control text:anchor-type="paragraph" draw:z-index="5" draw:name="Shape6" draw:style-name="gr2" draw:text-style-name="P5" svg:width="1.1843in" svg:height="0.2933in" svg:x="0.8437in" svg:y="2.652in" draw:control="control6"/><draw:control text:anchor-type="paragraph" draw:z-index="6" draw:name="Shape7" draw:style-name="gr2" draw:text-style-name="P5" svg:width="1.0043in" svg:height="0.237in" svg:x="0.8437in" svg:y="3.0583in" draw:control="control7"/>Where’s my form?</text:p>
      <text:p text:style-name="P1"/>
      <text:p text:style-name="P1">Te<text:span text:style-name="T2">x</text:span>t Field <text:s text:c="4"/><draw:control text:anchor-type="as-char" draw:z-index="0" draw:name="Shape1" draw:style-name="gr1" draw:text-style-name="P4" svg:width="1.9898in" svg:height="0.2886in" draw:control="control1"/></text:p>
      <text:p text:style-name="P1"/>
      <text:p text:style-name="P2">Other stuff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dsadfasdf</text:p>
      <text:p text:style-name="P2"/>
      <text:p text:style-name="P2">here’s some more stuff after.</text:p>
      <text:p text:style-name="P2"/>
      <text:p text:style-name="P2">I need another page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w</text:p>
      <text:p text:style-name="P2"><text:soft-page-break/>w</text:p>
      <text:p text:style-name="P2"/>
      <text:p text:style-name="P3">There are no fields on this page.</text:p>
      <text:p text:style-name="P3"/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w</text:p>
      <text:p text:style-name="P3"><text:soft-page-break/>w</text:p>
      <text:p text:style-name="P3">w</text:p>
      <text:p text:style-name="P3">w</text:p>
      <text:p text:style-name="P3">w</text:p>
      <text:p text:style-name="P3"/>
      <text:p text:style-name="P2"/>
      <text:p text:style-name="P2">Now I have a <text:span text:style-name="T3">third</text:span> page. Let’s put stuff here too.</text:p>
      <text:p text:style-name="P2"/>
      <text:p text:style-name="P2"><draw:control text:anchor-type="paragraph" draw:z-index="7" draw:name="Shape8" draw:style-name="gr2" draw:text-style-name="P5" svg:width="2.3488in" svg:height="0.4268in" svg:x="0.8437in" svg:y="0.7862in" draw:control="control8"/><draw:control text:anchor-type="paragraph" draw:z-index="8" draw:name="Shape9" draw:style-name="gr2" draw:text-style-name="P5" svg:width="2.5094in" svg:height="0.4268in" svg:x="0.8535in" svg:y="1.3543in" draw:control="control9"/><draw:control text:anchor-type="paragraph" draw:z-index="9" draw:name="Shape10" draw:style-name="gr2" draw:text-style-name="P5" svg:width="1.9323in" svg:height="0.465in" svg:x="0.8811in" svg:y="1.922in" draw:control="control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ontrol text:anchor-type="paragraph" draw:z-index="10" draw:name="Shape11" draw:style-name="gr3" draw:text-style-name="P5" svg:width="3.3807in" svg:height="0.3323in" svg:x="0.7492in" svg:y="0.078in" draw:control="control11"/></text:p>
      <text:p text:style-name="P2">Pot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3:54:11.363008868</meta:creation-date>
    <dc:date>2018-06-20T16:30:49.098624090</dc:date>
    <meta:editing-duration>PT1H29M3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" meta:paragraph-count="89" meta:word-count="116" meta:character-count="270" meta:non-whitespace-character-count="238"/>
  </office:meta>
</office:document-meta>
</file>